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0e2e93"/>
    </style:style>
    <style:style style:name="P3" style:family="paragraph" style:parent-style-name="Standard">
      <style:paragraph-properties style:text-autospace="none"/>
      <style:text-properties officeooo:paragraph-rsid="0011acf5"/>
    </style:style>
    <style:style style:name="P4" style:family="paragraph" style:parent-style-name="Standard">
      <style:paragraph-properties style:text-autospace="none"/>
      <style:text-properties officeooo:paragraph-rsid="001330be"/>
    </style:style>
    <style:style style:name="P5" style:family="paragraph" style:parent-style-name="Standard">
      <style:paragraph-properties style:text-autospace="none"/>
      <style:text-properties officeooo:paragraph-rsid="00146d4c"/>
    </style:style>
    <style:style style:name="P6" style:family="paragraph" style:parent-style-name="Standard">
      <style:paragraph-properties style:text-autospace="none"/>
      <style:text-properties officeooo:paragraph-rsid="00191117"/>
    </style:style>
    <style:style style:name="P7" style:family="paragraph" style:parent-style-name="Standard">
      <style:paragraph-properties style:text-autospace="none"/>
      <style:text-properties officeooo:paragraph-rsid="00219201"/>
    </style:style>
    <style:style style:name="P8"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9" style:family="paragraph" style:parent-style-name="Standard">
      <style:paragraph-properties style:text-autospace="none"/>
      <style:text-properties style:font-name="Calibri" fo:font-size="11pt" fo:font-weight="bold" style:font-size-asian="11pt" style:font-weight-asian="bold" style:font-name-complex="Calibri" style:font-size-complex="11pt" style:font-weight-complex="bold"/>
    </style:style>
    <style:style style:name="P10" style:family="paragraph" style:parent-style-name="Standard">
      <style:paragraph-properties fo:text-align="center" style:justify-single-word="false" style:text-autospace="none"/>
      <style:text-properties style:font-name="Calibri" fo:font-size="11pt" fo:font-weight="bold" style:font-size-asian="11pt" style:font-weight-asian="bold" style:font-name-complex="Calibri" style:font-size-complex="11pt" style:font-weight-complex="bold"/>
    </style:style>
    <style:style style:name="P11" style:family="paragraph" style:parent-style-name="Standard">
      <style:paragraph-properties style:text-autospace="none"/>
      <style:text-properties style:font-name="Calibri" fo:font-size="11pt" fo:font-style="italic" style:font-size-asian="11pt" style:font-style-asian="italic" style:font-name-complex="Calibri" style:font-size-complex="11pt"/>
    </style:style>
    <style:style style:name="P12" style:family="paragraph" style:parent-style-name="Standard">
      <style:paragraph-properties fo:text-align="justify" style:justify-single-word="false"/>
      <style:text-properties style:font-name="Calibri" fo:font-size="11pt" fo:font-style="italic" style:font-size-asian="11pt" style:font-style-asian="italic" style:font-name-complex="Calibri" style:font-size-complex="11pt" style:font-weight-complex="bold"/>
    </style:style>
    <style:style style:name="P13" style:family="paragraph" style:parent-style-name="Standard">
      <style:text-properties style:font-name="Calibri" fo:font-size="11pt" fo:font-style="italic" fo:font-weight="bold" style:font-size-asian="11pt" style:font-style-asian="italic" style:font-weight-asian="bold" style:font-name-complex="Calibri" style:font-size-complex="11pt" style:font-weight-complex="bold"/>
    </style:style>
    <style:style style:name="P14" style:family="paragraph" style:parent-style-name="Standard">
      <style:text-properties style:font-name="Calibri" fo:font-size="11pt" style:font-size-asian="11pt" style:font-name-complex="Calibri" style:font-size-complex="11pt"/>
    </style:style>
    <style:style style:name="P15" style:family="paragraph" style:parent-style-name="Standard">
      <style:paragraph-properties style:text-autospace="none"/>
      <style:text-properties style:font-name="Calibri" fo:font-size="11pt" style:font-size-asian="11pt" style:font-name-complex="Calibri" style:font-size-complex="11pt"/>
    </style:style>
    <style:style style:name="P16" style:family="paragraph" style:parent-style-name="Standard">
      <style:paragraph-properties style:text-autospace="none"/>
      <style:text-properties style:font-name="Calibri" fo:font-size="11pt" officeooo:paragraph-rsid="0011acf5" style:font-size-asian="11pt" style:font-name-complex="Calibri" style:font-size-complex="11pt"/>
    </style:style>
    <style:style style:name="P17" style:family="paragraph" style:parent-style-name="Standard">
      <style:paragraph-properties style:text-autospace="none"/>
      <style:text-properties style:font-name="Calibri" fo:font-size="11pt" officeooo:paragraph-rsid="000fea1f" style:font-size-asian="11pt" style:font-name-complex="Calibri" style:font-size-complex="11pt"/>
    </style:style>
    <style:style style:name="P18" style:family="paragraph" style:parent-style-name="Standard">
      <style:paragraph-properties fo:text-align="justify" style:justify-single-word="false" style:text-autospace="none"/>
      <style:text-properties style:font-name="Calibri" fo:font-size="11pt" officeooo:paragraph-rsid="00159cf4" style:font-size-asian="11pt" style:font-name-complex="Calibri" style:font-size-complex="11pt"/>
    </style:style>
    <style:style style:name="P19" style:family="paragraph" style:parent-style-name="Standard">
      <style:paragraph-properties fo:text-align="center" style:justify-single-word="false"/>
      <style:text-properties style:font-name="Calibri" fo:font-size="11pt" style:font-size-asian="11pt" style:font-name-complex="Calibri" style:font-size-complex="11pt"/>
    </style:style>
    <style:style style:name="P20" style:family="paragraph" style:parent-style-name="Standard">
      <style:paragraph-properties style:text-autospace="none"/>
      <style:text-properties style:font-name="Calibri" fo:font-size="11pt" officeooo:rsid="001330be" officeooo:paragraph-rsid="001330be" style:font-size-asian="11pt" style:font-name-complex="Calibri" style:font-size-complex="11pt"/>
    </style:style>
    <style:style style:name="P21" style:family="paragraph" style:parent-style-name="Standard">
      <style:paragraph-properties style:text-autospace="none"/>
      <style:text-properties style:font-name="Calibri" fo:font-size="11pt" officeooo:rsid="0011acf5" officeooo:paragraph-rsid="000fea1f" style:font-size-asian="11pt" style:font-name-complex="Calibri" style:font-size-complex="11pt"/>
    </style:style>
    <style:style style:name="P22" style:family="paragraph" style:parent-style-name="Standard">
      <style:paragraph-properties style:text-autospace="none"/>
      <style:text-properties style:font-name="Calibri" fo:font-size="11pt" officeooo:rsid="000fea1f" officeooo:paragraph-rsid="000fea1f" style:font-size-asian="11pt" style:font-name-complex="Calibri" style:font-size-complex="11pt"/>
    </style:style>
    <style:style style:name="P23" style:family="paragraph" style:parent-style-name="Standard">
      <style:paragraph-properties style:text-autospace="none"/>
      <style:text-properties style:font-name="Calibri" fo:font-size="11pt" officeooo:rsid="00146d4c" officeooo:paragraph-rsid="00146d4c" style:font-size-asian="11pt" style:font-name-complex="Calibri" style:font-size-complex="11pt"/>
    </style:style>
    <style:style style:name="P24" style:family="paragraph" style:parent-style-name="Standard">
      <style:paragraph-properties fo:text-align="justify" style:justify-single-word="false" style:text-autospace="none"/>
      <style:text-properties style:font-name="Calibri" fo:font-size="11pt" officeooo:rsid="00159cf4" officeooo:paragraph-rsid="00159cf4" style:font-size-asian="11pt" style:font-name-complex="Calibri" style:font-size-complex="11pt"/>
    </style:style>
    <style:style style:name="P25" style:family="paragraph" style:parent-style-name="Standard">
      <style:paragraph-properties style:text-autospace="none"/>
      <style:text-properties style:font-name="Calibri" fo:font-size="11pt" style:font-size-asian="11pt" style:font-name-complex="Avenir-Book" style:font-size-complex="11pt"/>
    </style:style>
    <style:style style:name="P26" style:family="paragraph" style:parent-style-name="Standard">
      <style:paragraph-properties fo:text-align="justify" style:justify-single-word="false" style:text-autospace="none"/>
      <style:text-properties style:font-name="Calibri" fo:font-size="11pt" style:font-size-asian="11pt" style:font-name-complex="Avenir-Book" style:font-size-complex="11pt"/>
    </style:style>
    <style:style style:name="P27" style:family="paragraph" style:parent-style-name="Standard">
      <style:paragraph-properties style:text-autospace="none"/>
      <style:text-properties fo:color="#0000ff" style:font-name="Calibri" fo:font-size="9pt" fo:font-style="italic" style:font-size-asian="9pt" style:font-style-asian="italic" style:font-name-complex="Calibri" style:font-size-complex="9pt"/>
    </style:style>
    <style:style style:name="P28" style:family="paragraph" style:parent-style-name="Standard">
      <style:paragraph-properties fo:text-align="justify" style:justify-single-word="false"/>
      <style:text-properties fo:color="#0000ff" style:font-name="Calibri" fo:font-size="9pt" fo:font-style="italic" style:font-size-asian="9pt" style:font-style-asian="italic" style:font-name-complex="Calibri" style:font-size-complex="9pt"/>
    </style:style>
    <style:style style:name="P29" style:family="paragraph" style:parent-style-name="Standard">
      <style:paragraph-properties style:text-autospace="none"/>
      <style:text-properties fo:color="#0000ff" style:font-name="Calibri" fo:font-size="9pt" fo:font-style="italic" style:font-size-asian="9pt" style:font-style-asian="italic" style:font-name-complex="Avenir-Book" style:font-size-complex="9pt"/>
    </style:style>
    <style:style style:name="P30" style:family="paragraph" style:parent-style-name="Standard">
      <style:text-properties fo:color="#0000ff" style:font-name="Calibri" fo:font-size="11pt" fo:font-style="italic" style:font-size-asian="11pt" style:font-style-asian="italic" style:font-name-complex="Calibri" style:font-size-complex="11pt"/>
    </style:style>
    <style:style style:name="P31" style:family="paragraph" style:parent-style-name="Standard">
      <style:text-properties fo:color="#0000ff" style:font-name="Calibri" fo:font-size="11pt" fo:font-style="italic" fo:font-weight="bold" style:font-size-asian="11pt" style:font-style-asian="italic" style:font-weight-asian="bold" style:font-name-complex="Calibri" style:font-size-complex="11pt" style:font-weight-complex="bold"/>
    </style:style>
    <style:style style:name="P32" style:family="paragraph" style:parent-style-name="Standard">
      <style:paragraph-properties style:text-autospace="none"/>
      <style:text-properties fo:color="#0000ff" style:font-name="Avenir-Book" fo:font-size="9pt" fo:font-style="italic" style:font-size-asian="9pt" style:font-style-asian="italic" style:font-name-complex="Avenir-Book" style:font-size-complex="9pt"/>
    </style:style>
    <style:style style:name="P33" style:family="paragraph" style:parent-style-name="Standard">
      <style:text-properties fo:font-size="11pt" officeooo:rsid="000d4c14" officeooo:paragraph-rsid="000d4c14" style:font-size-asian="11pt" style:font-size-complex="11pt"/>
    </style:style>
    <style:style style:name="P34" style:family="paragraph" style:parent-style-name="Standard">
      <style:paragraph-properties style:text-autospace="none"/>
      <style:text-properties officeooo:rsid="000c280d" officeooo:paragraph-rsid="000fea1f"/>
    </style:style>
    <style:style style:name="P35" style:family="paragraph" style:parent-style-name="Standard">
      <style:paragraph-properties style:text-autospace="none"/>
      <style:text-properties fo:color="#000000" style:font-name="Calibri" fo:font-size="11pt" fo:font-style="normal" officeooo:rsid="00191117" officeooo:paragraph-rsid="00191117" style:font-size-asian="11pt" style:font-style-asian="normal" style:font-name-complex="Calibri" style:font-size-complex="11pt" style:font-style-complex="normal"/>
    </style:style>
    <style:style style:name="P36" style:family="paragraph" style:parent-style-name="Standard">
      <style:paragraph-properties style:text-autospace="none"/>
      <style:text-properties fo:color="#000000" style:font-name="Calibri" fo:font-size="9pt" fo:font-style="normal" officeooo:rsid="00146d4c" officeooo:paragraph-rsid="00146d4c" style:font-size-asian="9pt" style:font-style-asian="normal" style:font-name-complex="Avenir-Book" style:font-size-complex="9pt" style:font-style-complex="normal"/>
    </style:style>
    <style:style style:name="P37" style:family="paragraph" style:parent-style-name="Standard">
      <style:paragraph-properties style:text-autospace="none"/>
      <style:text-properties officeooo:rsid="000fea1f" officeooo:paragraph-rsid="000fea1f"/>
    </style:style>
    <style:style style:name="P38" style:family="paragraph" style:parent-style-name="Standard">
      <style:text-properties officeooo:rsid="00262ba8" officeooo:paragraph-rsid="00262ba8"/>
    </style:style>
    <style:style style:name="P39" style:family="paragraph" style:parent-style-name="Standard" style:master-page-name="Standard">
      <style:paragraph-properties fo:text-align="center" style:justify-single-word="false" style:page-number="auto" style:text-autospace="none"/>
    </style:style>
    <style:style style:name="T1" style:family="text">
      <style:text-properties style:font-name="Calibri" fo:font-size="11pt" fo:font-weight="bold" style:font-size-asian="11pt" style:font-weight-asian="bold" style:font-name-complex="Calibri" style:font-size-complex="11pt" style:font-weight-complex="bold"/>
    </style:style>
    <style:style style:name="T2" style:family="text">
      <style:text-properties style:font-name="Calibri" fo:font-size="11pt" fo:font-weight="bold" officeooo:rsid="000e2e93" style:font-size-asian="11pt" style:font-weight-asian="bold" style:font-name-complex="Calibri" style:font-size-complex="11pt" style:font-weight-complex="bold"/>
    </style:style>
    <style:style style:name="T3" style:family="text">
      <style:text-properties style:font-name="Calibri" fo:font-size="11pt" fo:font-weight="bold" officeooo:rsid="0022d5f8" style:font-size-asian="11pt" style:font-weight-asian="bold" style:font-name-complex="Calibri" style:font-size-complex="11pt" style:font-weight-complex="bold"/>
    </style:style>
    <style:style style:name="T4" style:family="text">
      <style:text-properties style:font-name="Calibri" fo:font-size="11pt" fo:font-weight="bold" officeooo:rsid="00246949" style:font-size-asian="11pt" style:font-weight-asian="bold" style:font-name-complex="Calibri" style:font-size-complex="11pt" style:font-weight-complex="bold"/>
    </style:style>
    <style:style style:name="T5" style:family="text">
      <style:text-properties style:font-name="Calibri" fo:font-size="11pt" fo:font-weight="bold" officeooo:rsid="00254ad0" style:font-size-asian="11pt" style:font-weight-asian="bold" style:font-name-complex="Calibri" style:font-size-complex="11pt" style:font-weight-complex="bold"/>
    </style:style>
    <style:style style:name="T6" style:family="text">
      <style:text-properties style:font-name="Calibri" fo:font-size="11pt" style:font-size-asian="11pt" style:font-name-complex="Calibri" style:font-size-complex="11pt"/>
    </style:style>
    <style:style style:name="T7" style:family="text">
      <style:text-properties style:font-name="Calibri" fo:font-size="11pt" officeooo:rsid="000e2e93" style:font-size-asian="11pt" style:font-name-complex="Calibri" style:font-size-complex="11pt"/>
    </style:style>
    <style:style style:name="T8" style:family="text">
      <style:text-properties style:font-name="Calibri" fo:font-size="11pt" officeooo:rsid="0006a0fe" style:font-size-asian="11pt" style:font-name-complex="Calibri" style:font-size-complex="11pt"/>
    </style:style>
    <style:style style:name="T9" style:family="text">
      <style:text-properties style:font-name="Calibri" fo:font-size="11pt" officeooo:rsid="0006d511" style:font-size-asian="11pt" style:font-name-complex="Calibri" style:font-size-complex="11pt"/>
    </style:style>
    <style:style style:name="T10" style:family="text">
      <style:text-properties style:font-name="Calibri" fo:font-size="11pt" officeooo:rsid="000f370f" style:font-size-asian="11pt" style:font-name-complex="Calibri" style:font-size-complex="11pt"/>
    </style:style>
    <style:style style:name="T11" style:family="text">
      <style:text-properties style:font-name="Calibri" fo:font-size="11pt" officeooo:rsid="000fea1f" style:font-size-asian="11pt" style:font-name-complex="Calibri" style:font-size-complex="11pt"/>
    </style:style>
    <style:style style:name="T12" style:family="text">
      <style:text-properties style:font-name="Calibri" fo:font-size="11pt" officeooo:rsid="000d4c14" style:font-size-asian="11pt" style:font-name-complex="Calibri" style:font-size-complex="11pt"/>
    </style:style>
    <style:style style:name="T13" style:family="text">
      <style:text-properties style:font-name="Calibri" fo:font-size="11pt" officeooo:rsid="0011acf5" style:font-size-asian="11pt" style:font-name-complex="Calibri" style:font-size-complex="11pt"/>
    </style:style>
    <style:style style:name="T14" style:family="text">
      <style:text-properties style:font-name="Calibri" fo:font-size="11pt" officeooo:rsid="001330be" style:font-size-asian="11pt" style:font-name-complex="Calibri" style:font-size-complex="11pt"/>
    </style:style>
    <style:style style:name="T15" style:family="text">
      <style:text-properties style:font-name="Calibri" fo:font-size="11pt" officeooo:rsid="00146d4c" style:font-size-asian="11pt" style:font-name-complex="Calibri" style:font-size-complex="11pt"/>
    </style:style>
    <style:style style:name="T16" style:family="text">
      <style:text-properties style:font-name="Calibri" fo:font-size="11pt" officeooo:rsid="0017673b" style:font-size-asian="11pt" style:font-name-complex="Calibri" style:font-size-complex="11pt"/>
    </style:style>
    <style:style style:name="T17" style:family="text">
      <style:text-properties style:font-name="Calibri" fo:font-size="11pt" officeooo:rsid="001875f6" style:font-size-asian="11pt" style:font-name-complex="Calibri" style:font-size-complex="11pt"/>
    </style:style>
    <style:style style:name="T18" style:family="text">
      <style:text-properties style:font-name="Calibri" fo:font-size="11pt" officeooo:rsid="00191117" style:font-size-asian="11pt" style:font-name-complex="Calibri" style:font-size-complex="11pt"/>
    </style:style>
    <style:style style:name="T19" style:family="text">
      <style:text-properties style:font-name="Calibri" fo:font-size="11pt" officeooo:rsid="001dfb20" style:font-size-asian="11pt" style:font-name-complex="Calibri" style:font-size-complex="11pt"/>
    </style:style>
    <style:style style:name="T20" style:family="text">
      <style:text-properties style:font-name="Calibri" fo:font-size="11pt" officeooo:rsid="001e5673" style:font-size-asian="11pt" style:font-name-complex="Calibri" style:font-size-complex="11pt"/>
    </style:style>
    <style:style style:name="T21" style:family="text">
      <style:text-properties style:font-name="Calibri" fo:font-size="11pt" officeooo:rsid="0021fda0" style:font-size-asian="11pt" style:font-name-complex="Calibri" style:font-size-complex="11pt"/>
    </style:style>
    <style:style style:name="T22" style:family="text">
      <style:text-properties style:font-name="Calibri" fo:font-size="11pt" officeooo:rsid="0022d5f8" style:font-size-asian="11pt" style:font-name-complex="Calibri" style:font-size-complex="11pt"/>
    </style:style>
    <style:style style:name="T23" style:family="text">
      <style:text-properties style:font-name="Calibri" fo:font-size="11pt" officeooo:rsid="00262ba8" style:font-size-asian="11pt" style:font-name-complex="Calibri" style:font-size-complex="11pt"/>
    </style:style>
    <style:style style:name="T24" style:family="text">
      <style:text-properties style:font-name="Calibri" fo:font-size="11pt" officeooo:rsid="0027e14b" style:font-size-asian="11pt" style:font-name-complex="Calibri" style:font-size-complex="11pt"/>
    </style:style>
    <style:style style:name="T25" style:family="text">
      <style:text-properties style:font-name="Calibri" fo:font-size="11pt" officeooo:rsid="00291162" style:font-size-asian="11pt" style:font-name-complex="Calibri" style:font-size-complex="11pt"/>
    </style:style>
    <style:style style:name="T26" style:family="text">
      <style:text-properties style:font-name="Calibri" fo:font-size="11pt" style:font-size-asian="11pt" style:font-name-complex="Avenir-Book" style:font-size-complex="11pt"/>
    </style:style>
    <style:style style:name="T27" style:family="text">
      <style:text-properties style:font-name="Calibri" fo:font-size="11pt" officeooo:rsid="00146d4c" style:font-size-asian="11pt" style:font-name-complex="Avenir-Book" style:font-size-complex="11pt"/>
    </style:style>
    <style:style style:name="T28" style:family="text">
      <style:text-properties style:font-name="Calibri" fo:font-size="11pt" officeooo:rsid="00246949" style:font-size-asian="11pt" style:font-name-complex="Avenir-Book" style:font-size-complex="11pt"/>
    </style:style>
    <style:style style:name="T29" style:family="text">
      <style:text-properties style:text-position="super 58%" style:font-name="Calibri" fo:font-size="11pt" style:font-size-asian="11pt" style:font-name-complex="Calibri" style:font-size-complex="11pt"/>
    </style:style>
    <style:style style:name="T30" style:family="text">
      <style:text-properties fo:color="#0000ff" style:font-name="Calibri" fo:font-size="9pt" fo:font-style="italic" style:font-size-asian="9pt" style:font-style-asian="italic" style:font-name-complex="Calibri" style:font-size-complex="9pt"/>
    </style:style>
    <style:style style:name="T31" style:family="text">
      <style:text-properties fo:color="#0000ff" style:font-name="Calibri" fo:font-size="9pt" fo:font-style="italic" style:font-size-asian="9pt" style:font-style-asian="italic" style:font-name-complex="Avenir-Book" style:font-size-complex="9pt"/>
    </style:style>
    <style:style style:name="T32" style:family="text">
      <style:text-properties fo:color="#0000ff" style:font-name="Calibri" fo:font-size="9pt" style:font-size-asian="9pt" style:font-name-complex="Calibri" style:font-size-complex="9pt"/>
    </style:style>
    <style:style style:name="T33" style:family="text">
      <style:text-properties fo:color="#0000ff" style:font-name="Calibri" fo:font-size="11pt" style:font-size-asian="11pt" style:font-name-complex="Calibri" style:font-size-complex="11pt"/>
    </style:style>
    <style:style style:name="T34" style:family="text">
      <style:text-properties fo:color="#000000" style:font-name="Calibri" fo:font-size="11pt" fo:font-weight="bold" style:font-size-asian="11pt" style:font-weight-asian="bold" style:font-name-complex="Calibri" style:font-size-complex="11pt" style:font-weight-complex="bold"/>
    </style:style>
    <style:style style:name="T35" style:family="text">
      <style:text-properties fo:color="#000000" style:font-name="Calibri" fo:font-size="11pt" fo:font-style="normal" officeooo:rsid="00146d4c" style:font-size-asian="11pt" style:font-style-asian="normal" style:font-name-complex="Calibri" style:font-size-complex="11pt" style:font-style-complex="normal"/>
    </style:style>
    <style:style style:name="T36" style:family="text">
      <style:text-properties officeooo:rsid="0011acf5"/>
    </style:style>
    <style:style style:name="T37" style:family="text">
      <style:text-properties officeooo:rsid="0022d5f8"/>
    </style:style>
    <style:style style:name="T38" style:family="text">
      <style:text-properties officeooo:rsid="002a9672"/>
    </style:style>
    <style:style style:name="T39" style:family="text">
      <style:text-properties officeooo:rsid="002dc0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text:s/></text:span><text:span text:style-name="T2">Statuts</text:span><text:span text:style-name="T1"> </text:span><text:span text:style-name="T2">de l’association Quiet cook</text:span><text:span text:style-name="Footnote_20_Symbol"><text:span text:style-name="T1"> </text:span></text:span></text:p>
      <text:p text:style-name="P10"/>
      <text:p text:style-name="P12"/>
      <text:p text:style-name="P13"/>
      <text:p text:style-name="P2"><text:span text:style-name="T1">ARTICLE PREMIER – </text:span><text:span text:style-name="T2">NOM</text:span><text:span text:style-name="T6"><text:line-break/><text:line-break/>Il est fondé entre les adhérents aux présents statuts une association régie par la loi du 1</text:span><text:span text:style-name="T29">er</text:span><text:span text:style-name="T6"> juillet 1901 et le décret du 16 août 1901, ayant pour titre : </text:span><text:span text:style-name="T7">Quiet cook.</text:span><text:span text:style-name="T6"><text:line-break/></text:span><text:span text:style-name="T32"><text:line-break/></text:span><text:span text:style-name="T6"><text:line-break/></text:span><text:span text:style-name="T1">ARTICLE 2 - BUT OBJET</text:span><text:span text:style-name="T6"><text:line-break/><text:line-break/>Cette association a pour objet </text:span><text:span text:style-name="T7">d’a</text:span><text:span text:style-name="T8">ssurer la pérennité du concept culinaire Quiet-cook. </text:span><text:span text:style-name="T18">Ce </text:span><text:span text:style-name="T16">concept</text:span><text:span text:style-name="T8"> </text:span><text:span text:style-name="T16">a plusieurs axes de développement.</text:span><text:span text:style-name="T9"> </text:span><text:span text:style-name="T16">Le premier axe est un </text:span><text:span text:style-name="T9">système de cuisson assisté par ordinateur (SCAO). </text:span><text:span text:style-name="T19">C</text:span><text:span text:style-name="T9">e SCAO a pour objectifs la préservation nutritionnelles des aliments, le gain de temps et les économies d’énergie. <text:s/></text:span></text:p>
      <text:p text:style-name="Standard"><text:span text:style-name="T19">Les moyens de d</text:span><text:span text:style-name="T18">éveloppement sont </text:span><text:span text:style-name="T9">intégrés dans la résidence de l’inventeur du SCA</text:span><text:span text:style-name="T16">O</text:span><text:span text:style-name="T9">.</text:span><text:span text:style-name="T6">  </text:span><text:span text:style-name="T17">Ils sont constitués </text:span><text:span text:style-name="T16">de</text:span><text:span text:style-name="T10"> trois at</text:span><text:span text:style-name="T16">eliers de prototypage </text:span><text:span text:style-name="T10">: un atelier cul</text:span><text:span text:style-name="T16">i</text:span><text:span text:style-name="T10">naire, un atelier logiciel, un </text:span><text:span text:style-name="T16">atelier-</text:span><text:span text:style-name="T10">salon. </text:span><text:span text:style-name="T21">L’atelier-salon reçoit les activités de montage-câblage en électronique, de micro-mécanique, </text:span><text:span text:style-name="T23">de modélisation numérique. La communication est assurée par </text:span><text:span text:style-name="T21">un site internet </text:span><text:span text:style-name="T10">accessible par le lien : http//:quiet-cook.com. </text:span></text:p>
      <text:p text:style-name="P38"><text:span text:style-name="T10">L</text:span><text:span text:style-name="T6">es autres axes de développement envisagés sont par exemple l’art de la table </text:span><text:span text:style-name="T24">et l’aménagement des éléments d’une cuisine.</text:span><text:span text:style-name="T6"><text:tab/> </text:span></text:p>
      <text:p text:style-name="P2"><text:span text:style-name="T6"><text:line-break/></text:span><text:span text:style-name="T1">ARTICLE 3 - SIÈGE SOCIAL </text:span><text:span text:style-name="T6"><text:line-break/><text:line-break/>Le siège social est fixé à </text:span><text:span text:style-name="T10">St Molf – </text:span><text:span text:style-name="T11">44350- 1 rue du Languernais.</text:span></text:p>
      <text:p text:style-name="P1"><text:span text:style-name="T32"><text:line-break/></text:span><text:span text:style-name="T33"><text:line-break/></text:span><text:span text:style-name="T1">Article 4 - </text:span><text:span text:style-name="T5">DURÉE</text:span><text:span text:style-name="T1"> </text:span></text:p>
      <text:p text:style-name="P16"/>
      <text:p text:style-name="P3"><text:span text:style-name="T6">La durée de l’association est illimitée.<text:line-break/><text:line-break/></text:span><text:span text:style-name="T1">ARTICLE 5 - COMPOSITION </text:span><text:span text:style-name="T6"><text:line-break/><text:line-break/>L'association se compose de :</text:span></text:p>
      <text:p text:style-name="P16"><text:line-break/>a) Membres d'honneur : <text:span text:style-name="T36">Néant.</text:span></text:p>
      <text:p text:style-name="P16"><text:line-break/>b) Membres bienfaiteurs : <text:span text:style-name="T36">Néant.</text:span></text:p>
      <text:p text:style-name="P21"/>
      <text:p text:style-name="P17">c) Membres actifs :</text:p>
      <text:p text:style-name="P22"/>
      <text:p text:style-name="P34"><text:span text:style-name="T6">Régis </text:span><text:span text:style-name="T12">L</text:span><text:span text:style-name="T6">e</text:span><text:span text:style-name="T12">r</text:span><text:span text:style-name="T6">uste - </text:span><text:span text:style-name="T13">I</text:span><text:span text:style-name="T11">ngénieur retraité - 1 rue du Languernais - 44350 St-Molf </text:span></text:p>
      <text:p text:style-name="P22"/>
      <text:p text:style-name="P37"><text:span text:style-name="T6">Arnaud Leruste – </text:span><text:span text:style-name="T13">I</text:span><text:span text:style-name="T6">ngénieur - 5B rue Champ-Lagarde - 78000 Versailles </text:span></text:p>
      <text:p text:style-name="P22"/>
      <text:p text:style-name="P22">Bruno Leruste - Designer - 5 avenue Cuvier - 78600 Maisons-Laffitte</text:p>
      <text:p text:style-name="P33"/>
      <text:p text:style-name="P35">d) <text:s/>Membres adhérents</text:p>
      <text:p text:style-name="P35"/>
      <text:p text:style-name="P35">Les membres adhérents font l’objet d’une liste accessible sur le site internet <text:span text:style-name="T39">Github </text:span>: https://github.com/AIREL46/SCAO/blob/master/asso-quiet-cook/liste-adherents.ods <text:s/></text:p>
      <text:p text:style-name="P6"><text:span text:style-name="T30"><text:line-break/></text:span><text:span text:style-name="T6"><text:line-break/></text:span><text:span text:style-name="T1">ARTICLE 6 - ADMISSION </text:span><text:span text:style-name="T6"><text:line-break/></text:span></text:p>
      <text:p text:style-name="P15"><text:soft-page-break/>L’association est ouverte à tous, sans condition ni distinction.</text:p>
      <text:p text:style-name="P27"/>
      <text:p text:style-name="P7"><text:span text:style-name="T6"><text:line-break/></text:span><text:span text:style-name="T1">ARTICLE 7 - MEMBRES – COTISATIONS</text:span><text:span text:style-name="T6"><text:line-break/><text:line-break/>Sont membres actifs ceux qui ont pris l'engagement de verser annuellement une somme de </text:span><text:span text:style-name="T13">10 </text:span><text:span text:style-name="T6">€ à titre de cotisation.<text:line-break/></text:span></text:p>
      <text:p text:style-name="P27"/>
      <text:p text:style-name="P3"><text:span text:style-name="T1">ARTICLE 8. - RADIATIONS </text:span><text:span text:style-name="T6"><text:line-break/><text:line-break/>La qualité de membre se perd par :<text:line-break/>a) La démission;<text:line-break/>b) Le décès;<text:line-break/>c) La radiation prononcée </text:span><text:span text:style-name="T21">lors de l’assemblée générale</text:span><text:span text:style-name="T6"> pour non-paiement de la cotisation ou pour motif grave, l'intéressé ayant été invité </text:span><text:span text:style-name="T30">(par lettre recommandée)</text:span><text:span text:style-name="T6"> à fournir des explications par écrit. <text:line-break/><text:line-break/></text:span><text:span text:style-name="T1">ARTICLE 9. - AFFILIATION</text:span></text:p>
      <text:p text:style-name="P11"/>
      <text:p text:style-name="P20">Néant.</text:p>
      <text:p text:style-name="P9"/>
      <text:p text:style-name="P4"><text:span text:style-name="T1">ARTICLE 10. - RESSOURCES </text:span><text:span text:style-name="T6"><text:line-break/><text:line-break/>Les ressources </text:span><text:span text:style-name="T21">financières </text:span><text:span text:style-name="T6">de l'association comprennent </text:span><text:span text:style-name="T20">l</text:span><text:span text:style-name="T6">e montant des cotisations.<text:line-break/></text:span></text:p>
      <text:p text:style-name="P4"><text:span text:style-name="T1">ARTICLE 11 - </text:span><text:span text:style-name="T4">ASSEMBLÉE</text:span><text:span text:style-name="T1"> </text:span><text:span text:style-name="T4">GÉNÉRALE</text:span><text:span text:style-name="T1"> ORDINAIRE </text:span><text:span text:style-name="T6"><text:line-break/><text:line-break/>L'assemblée générale ordinaire comprend tous les membres de l'association à quelque titre qu'ils soient. </text:span><text:span text:style-name="T30"><text:line-break/></text:span></text:p>
      <text:p text:style-name="P1"><text:span text:style-name="T6">Elle se réunit chaque année au mois de : </text:span><text:span text:style-name="T14">à définir.</text:span><text:span text:style-name="T6"><text:line-break/><text:line-break/>Quinze jours au moins avant la date fixée, les membres de l'association sont convoqués. L'ordre du jour figure sur les convocations. <text:line-break/>Le président </text:span><text:span text:style-name="T22">est nommé </text:span><text:span text:style-name="T24">en début de séance </text:span><text:span text:style-name="T22">pour les besoins de l’</text:span><text:span text:style-name="T24">AG</text:span><text:span text:style-name="T22"> et de manière ponctuelle. Il </text:span><text:span text:style-name="T6">préside l'assemblée et expose la situation morale ou l’activité de l'association. <text:line-break/><text:line-break/>L’assemblée générale </text:span><text:span text:style-name="T26">fixe le montant des cotisations </text:span><text:span text:style-name="T28">a</text:span><text:span text:style-name="T26">nnuelles.</text:span></text:p>
      <text:p text:style-name="P15">Ne peuvent être abordés que les points inscrits à l'ordre du jour. <text:line-break/></text:p>
      <text:p text:style-name="P1"><text:span text:style-name="T6">Les décisions sont prises à la majorité des voix des membres présents ou représentés </text:span><text:span text:style-name="T30">(ou des suffrages exprimés)</text:span><text:span text:style-name="T6">.</text:span></text:p>
      <text:p text:style-name="P15"/>
      <text:p text:style-name="P15">Toutes les délibérations sont prises à main levée.</text:p>
      <text:p text:style-name="P1"><text:span text:style-name="T6">Les décisions des assemblées générales s’imposent à tous les membres, y compris absents ou représentés.<text:line-break/><text:line-break/></text:span><text:span text:style-name="T1">ARTICLE 12 - </text:span><text:span text:style-name="T3">ASSEMBLÉE</text:span><text:span text:style-name="T1"> </text:span><text:span text:style-name="T3">GÉNÉRALE</text:span><text:span text:style-name="T1"> EXTRAORDINAIRE </text:span><text:span text:style-name="T6"><text:line-break/><text:line-break/>Si besoin est, ou sur la demande de la moitié plus un des membres inscrits, le président peut convoquer une assemblée générale extraordinaire, suivant les modalités prévues aux présents statuts et uniquement</text:span><text:span text:style-name="T26"> pour modification des statuts ou la dissolution.</text:span></text:p>
      <text:p text:style-name="P25">Les modalités de convocation sont les mêmes que pour l’assemblée générale ordinaire.</text:p>
      <text:p text:style-name="P1"><text:soft-page-break/><text:span text:style-name="T26">Les délibérations sont prises à la majorité </text:span><text:span text:style-name="T27">des suffrages exprimés.</text:span><text:span text:style-name="T26"> </text:span><text:span text:style-name="T31"><text:s/></text:span><text:span text:style-name="T6"><text:line-break/></text:span></text:p>
      <text:p text:style-name="P1"><text:span text:style-name="T6"><text:line-break/></text:span><text:span text:style-name="T1">ARTICLE 13 - CONSEIL </text:span><text:span text:style-name="T34">D'ADMINISTRATION</text:span><text:span text:style-name="T1"> </text:span><text:span text:style-name="T6"><text:line-break/><text:line-break/></text:span><text:span text:style-name="T35">Néant</text:span></text:p>
      <text:p text:style-name="P1"><text:span text:style-name="T6"><text:line-break/></text:span><text:span text:style-name="T1">ARTICLE 14 – LE BUREAU </text:span><text:span text:style-name="T6"><text:line-break/></text:span></text:p>
      <text:p text:style-name="P36">Néant</text:p>
      <text:p text:style-name="P32"/>
      <text:p text:style-name="P8">ARTICLE 15 – <text:span text:style-name="T37">INDEMNITÉS</text:span></text:p>
      <text:p text:style-name="P8"/>
      <text:p text:style-name="P26">Toutes les fonctions sont gratuites et bénévoles. Seuls les frais occasionnés par l’accomplissement de leur mandat sont remboursés sur justificatifs. </text:p>
      <text:p text:style-name="P29"/>
      <text:p text:style-name="P31"/>
      <text:p text:style-name="P5"><text:span text:style-name="T1">ARTICLE - 16 - </text:span><text:span text:style-name="T3">RÈGLEMENT</text:span><text:span text:style-name="T1"> </text:span><text:span text:style-name="T3">INTÉRIEUR</text:span><text:span text:style-name="T1"> </text:span><text:span text:style-name="T6"><text:line-break/><text:line-break/></text:span><text:span text:style-name="T15">Néant</text:span></text:p>
      <text:p text:style-name="P23"/>
      <text:p text:style-name="P5"><text:span text:style-name="T6"><text:line-break/></text:span><text:span text:style-name="T1">ARTICLE - 17 - DISSOLUTION </text:span><text:span text:style-name="T6"><text:line-break/><text:line-break/>En cas de dissolution prononcée selon les modalités prévues à l’article 12, un ou plusieurs liquidateurs sont nommés, et l'acti</text:span><text:span text:style-name="T25">vité</text:span><text:span text:style-name="T6">, s'il y a lieu, </text:span><text:span text:style-name="T25">peut être dévolue</text:span><text:span text:style-name="T6"> </text:span><text:span text:style-name="T25">à une autre association </text:span><text:span text:style-name="T6">ayant un but non lucratif </text:span><text:span text:style-name="T25">et des objectifs similaires. L</text:span><text:span text:style-name="T6">’assemblée générale extraordinaire statue sur la dissolution. </text:span></text:p>
      <text:p text:style-name="P15"/>
      <text:p text:style-name="P9">Article – 18 <text:span text:style-name="T37">LIBÉRALITÉS</text:span> :</text:p>
      <text:p text:style-name="P28"/>
      <text:p text:style-name="P24">Néant</text:p>
      <text:p text:style-name="P18"/>
      <text:p text:style-name="P18"/>
      <text:p text:style-name="P18"/>
      <text:p text:style-name="P14"/>
      <text:p text:style-name="P19">« Fait à…………….…., le…. …………... »</text:p>
      <text:p text:style-name="P19"/>
      <text:p text:style-name="P28">Signatures de deux représentants (nom, prénom et fonction - <text:span text:style-name="T38">membres actifs - </text:span>) au minimum, nécessaires pour la formalité de déclaration de l’associatio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Footnote_20_Symbol" style:display-name="Footnote Symbol" style:family="text">
      <style:text-properties style:text-position="super 58%"/>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 DE STATUTS</dc:title>
    <meta:initial-creator>GOIZINF</meta:initial-creator>
    <meta:creation-date>2016-11-28T11:31:00</meta:creation-date>
    <dc:date>2019-03-09T16:23:56.181732455</dc:date>
    <meta:editing-cycles>15</meta:editing-cycles>
    <meta:generator>LibreOffice/6.0.7.3$Linux_X86_64 LibreOffice_project/00m0$Build-3</meta:generator>
    <meta:editing-duration>PT45M47S</meta:editing-duration>
    <meta:print-date>2019-02-26T14:05:49.100177843</meta:print-date>
    <meta:document-statistic meta:table-count="0" meta:image-count="0" meta:object-count="0" meta:page-count="3" meta:paragraph-count="40" meta:word-count="714" meta:character-count="4707" meta:non-whitespace-character-count="3955"/>
  </office:meta>
</office:document-meta>
</file>